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dc3545" fo:font-size="12pt" style:font-size-asian="12pt" style:font-size-complex="12pt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991cm" svg:y1="2.5cm" svg:x2="0.991cm" svg:y2="2.1cm">
            <text:p/>
          </draw:line>
          <draw:line draw:style-name="gr1" draw:text-style-name="P1" draw:layer="layout" svg:x1="0.991cm" svg:y1="0.9cm" svg:x2="0.991cm" svg:y2="0.5cm">
            <text:p/>
          </draw:line>
          <draw:line draw:style-name="gr1" draw:text-style-name="P1" draw:layer="layout" svg:x1="0.791cm" svg:y1="0.9cm" svg:x2="1.191cm" svg:y2="0.9cm">
            <text:p/>
          </draw:line>
          <draw:line draw:style-name="gr1" draw:text-style-name="P1" draw:layer="layout" svg:x1="0.791cm" svg:y1="2.1cm" svg:x2="1.191cm" svg:y2="2.1cm">
            <text:p/>
          </draw:line>
          <draw:line draw:style-name="gr1" draw:text-style-name="P1" draw:layer="layout" svg:x1="0.791cm" svg:y1="2.1cm" svg:x2="0.791cm" svg:y2="0.9cm">
            <text:p/>
          </draw:line>
          <draw:line draw:style-name="gr1" draw:text-style-name="P1" draw:layer="layout" svg:x1="1.191cm" svg:y1="2.1cm" svg:x2="1.191cm" svg:y2="0.9cm">
            <text:p/>
          </draw:line>
        </draw:g>
        <draw:line draw:style-name="gr1" draw:text-style-name="P1" draw:layer="layout" svg:x1="0.591cm" svg:y1="1cm" svg:x2="1.391cm" svg:y2="1.9cm">
          <text:p/>
        </draw:line>
        <draw:line draw:style-name="gr1" draw:text-style-name="P1" draw:layer="layout" svg:x1="1.391cm" svg:y1="2.1cm" svg:x2="1.391cm" svg:y2="1.9cm">
          <text:p/>
        </draw:line>
        <draw:frame draw:style-name="gr2" draw:text-style-name="P2" draw:layer="layout" svg:width="1.048cm" svg:height="0.569cm" svg:x="1.1cm" svg:y="1.131cm">
          <draw:text-box>
            <text:p><text:span text:style-name="T1">RV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11T14:15:33.500000000</meta:creation-date>
    <dc:date>2021-07-11T14:35:36.112000000</dc:date>
    <meta:editing-duration>PT2M12S</meta:editing-duration>
    <meta:editing-cycles>3</meta:editing-cycles>
    <meta:generator>LibreOffice/6.4.4.2$Windows_X86_64 LibreOffice_project/3d775be2011f3886db32dfd395a6a6d1ca2630ff</meta:generator>
    <meta:document-statistic meta:object-count="10"/>
  </office:meta>
</office:document-meta>
</file>